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2ff" officeooo:paragraph-rsid="000182ff"/>
    </style:style>
    <style:style style:name="P2" style:family="paragraph" style:parent-style-name="Standard">
      <style:text-properties fo:font-size="18pt" officeooo:rsid="000182ff" officeooo:paragraph-rsid="000182ff" style:font-size-asian="18pt" style:font-size-complex="18pt"/>
    </style:style>
    <style:style style:name="P3" style:family="paragraph" style:parent-style-name="Standard">
      <style:text-properties fo:font-size="24pt" officeooo:rsid="000182ff" officeooo:paragraph-rsid="000182ff" style:font-size-asian="24pt" style:font-size-complex="24pt"/>
    </style:style>
    <style:style style:name="T1" style:family="text">
      <style:text-properties officeooo:rsid="00028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mai Cantando</text:p>
      <text:p text:style-name="P1">Voz da Verdade</text:p>
      <text:p text:style-name="P1"/>
      <text:p text:style-name="P1"/>
      <text:p text:style-name="P2">Clamai cantando, desperta do pó</text:p>
      <text:p text:style-name="P2">Solta as ataduras do teu pescoço</text:p>
      <text:p text:style-name="P2">E cante pois o <text:span text:style-name="T1">S</text:span>enhor consolou o seu povo,</text:p>
      <text:p text:style-name="P2">E remiu jerusalém trocando o seu mal</text:p>
      <text:p text:style-name="P2">Por todo o seu bem clamai cantando</text:p>
      <text:p text:style-name="P2">Ó povo de <text:span text:style-name="T1">D</text:span>eus pois a vitória é nossa,</text:p>
      <text:p text:style-name="P2">E ninguém nos tirará</text:p>
      <text:p text:style-name="P2">Mesmo que às vezes pareçam derrotas,</text:p>
      <text:p text:style-name="P2">Mas são momentos pra crescer</text:p>
      <text:p text:style-name="P2">Pra ser gigante tens que lutar, cantar e vencer</text:p>
      <text:p text:style-name="P2">Venceremos em nome de <text:span text:style-name="T1">J</text:span>esus</text:p>
      <text:p text:style-name="P2">Esta bandeira, o símbolo é a cruz</text:p>
      <text:p text:style-name="P2">Mesmo morrendo, ao terceiro dia</text:p>
      <text:p text:style-name="P2">Ressuscitou e vivo nos diz: todos os dias convosco</text:p>
      <text:p text:style-name="P2">Est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25:54.065149824</meta:creation-date>
    <dc:date>2016-05-13T23:34:26.906475591</dc:date>
    <meta:editing-duration>PT2M30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17" meta:word-count="99" meta:character-count="519" meta:non-whitespace-character-count="437"/>
  </office:meta>
</office:document-meta>
</file>